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514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6583in"/>
    </style:style>
    <style:style style:name="Table1.B" style:family="table-column">
      <style:table-column-properties style:column-width="1.659in"/>
    </style:style>
    <style:style style:name="Table1.C" style:family="table-column">
      <style:table-column-properties style:column-width="2.5556in"/>
    </style:style>
    <style:style style:name="Table1.D" style:family="table-column">
      <style:table-column-properties style:column-width="1.3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-left="0.05pt solid #000000" fo:border-right="none" fo:border-top="0.05pt solid #000000" fo:border-bottom="none"/>
    </style:style>
    <style:style style:name="Table1.B3" style:family="table-cell">
      <style:table-cell-properties fo:padding="0.0382in" fo:border-left="none" fo:border-right="none" fo:border-top="0.05pt solid #000000" fo:border-bottom="none"/>
    </style:style>
    <style:style style:name="Table1.D3" style:family="table-cell">
      <style:table-cell-properties fo:padding="0.0382in" fo:border-left="none" fo:border-right="0.05pt solid #000000" fo:border-top="0.05pt solid #000000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none"/>
    </style:style>
    <style:style style:name="Table1.D9" style:family="table-cell">
      <style:table-cell-properties fo:padding="0.0382in" fo:border-left="none" fo:border-right="0.05pt solid #000000" fo:border-top="none" fo:border-bottom="none"/>
    </style:style>
    <style:style style:name="Table1.48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rsid="00091079"/>
    </style:style>
    <style:style style:name="P2" style:family="paragraph" style:parent-style-name="Standard">
      <style:text-properties officeooo:rsid="00091079" officeooo:paragraph-rsid="00091079"/>
    </style:style>
    <style:style style:name="P3" style:family="paragraph" style:parent-style-name="Table_20_Contents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color="#ff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ff0000" loext:opacity="100%" fo:font-size="11pt" fo:font-weight="bold" officeooo:rsid="000b8237" officeooo:paragraph-rsid="000b8237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ff0000" loext:opacity="100%" fo:font-size="11pt" fo:font-weight="bold" officeooo:rsid="000e1d82" officeooo:paragraph-rsid="000e1d82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ff0000" loext:opacity="100%" fo:font-size="11pt" fo:font-weight="bold" officeooo:rsid="00106203" officeooo:paragraph-rsid="00106203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ff0000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color="#ff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2a609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2a6099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2a6099" loext:opacity="100%" fo:font-size="11pt" fo:font-weight="bold" officeooo:rsid="0031a876" officeooo:paragraph-rsid="0031a876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2a6099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color="#2a6099" loext:opacity="100%" fo:font-size="11pt" fo:font-weight="bold" officeooo:rsid="000f4087" officeooo:paragraph-rsid="000f4087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color="#2a6099" loext:opacity="100%" fo:font-size="11pt" fo:font-weight="bold" officeooo:rsid="0046af61" officeooo:paragraph-rsid="0046af61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color="#2a6099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color="#2a6099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color="#2a6099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2a6099" loext:opacity="100%" fo:font-size="11pt" fo:font-weight="bold" officeooo:rsid="006173ac" officeooo:paragraph-rsid="006173ac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color="#2a609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color="#2a6099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color="#2a609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color="#2a609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2a6099" loext:opacity="100%" fo:font-size="11pt" fo:font-weight="bold" officeooo:rsid="00365916" officeooo:paragraph-rsid="00365916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color="#2a6099" loext:opacity="100%" fo:font-size="11pt" fo:font-weight="bold" officeooo:rsid="0013a718" officeooo:paragraph-rsid="0013a718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2a6099" loext:opacity="100%" fo:font-size="11pt" fo:font-weight="bold" officeooo:rsid="0014588a" officeooo:paragraph-rsid="0014588a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2a6099" loext:opacity="100%" fo:font-size="11pt" fo:font-weight="bold" officeooo:rsid="0018eab0" officeooo:paragraph-rsid="0018eab0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2a6099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2a6099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color="#2a6099" loext:opacity="100%" fo:font-size="11pt" fo:font-weight="bold" officeooo:rsid="002ed9e5" officeooo:paragraph-rsid="002ed9e5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fo:color="#2a6099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2a6099" loext:opacity="100%" fo:font-size="11pt" fo:font-weight="bold" officeooo:rsid="001e5b99" officeooo:paragraph-rsid="00588dcd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2a6099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color="#2a6099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color="#2a6099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fo:color="#2a6099" loext:opacity="100%" fo:font-size="11pt" fo:font-weight="bold" officeooo:rsid="006d1ddc" officeooo:paragraph-rsid="006d1ddc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fo:color="#2a6099" loext:opacity="100%" fo:font-size="11pt" fo:font-weight="bold" officeooo:rsid="006e5f02" officeooo:paragraph-rsid="006e5f02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fo:color="#2a609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40" style:family="paragraph" style:parent-style-name="Table_20_Contents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fo:color="#00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fo:color="#000000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color="#000000" loext:opacity="100%" fo:font-size="11pt" fo:font-weight="bold" officeooo:rsid="004681b4" officeooo:paragraph-rsid="004681b4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fo:color="#000000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fo:color="#000000" loext:opacity="100%" fo:font-size="11pt" fo:font-weight="bold" officeooo:rsid="0046af61" officeooo:paragraph-rsid="004cd00f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color="#000000" loext:opacity="100%" fo:font-size="11pt" fo:font-weight="bold" officeooo:rsid="004b46d6" officeooo:paragraph-rsid="004cd00f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color="#000000" loext:opacity="100%" fo:font-size="11pt" fo:font-weight="bold" officeooo:rsid="000c95cd" officeooo:paragraph-rsid="000c95cd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fo:color="#000000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fo:color="#000000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fo:color="#000000" loext:opacity="100%" fo:font-size="11pt" fo:font-weight="bold" officeooo:rsid="00537daa" officeooo:paragraph-rsid="00537daa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fo:color="#000000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15d994" officeooo:paragraph-rsid="002761b3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fo:color="#000000" loext:opacity="100%" fo:font-size="11pt" fo:font-weight="bold" officeooo:rsid="0015d994" officeooo:paragraph-rsid="0020ec56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fo:color="#000000" loext:opacity="100%" fo:font-size="11pt" fo:font-weight="bold" officeooo:rsid="0015d994" officeooo:paragraph-rsid="002a7af7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fo:color="#000000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fo:color="#000000" loext:opacity="100%" fo:font-size="11pt" fo:font-weight="bold" officeooo:rsid="0015d994" officeooo:paragraph-rsid="00408bf8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0b8237" officeooo:paragraph-rsid="002761b3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color="#000000" loext:opacity="100%" fo:font-size="11pt" fo:font-weight="bold" officeooo:rsid="0013a718" officeooo:paragraph-rsid="0020ec56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color="#000000" loext:opacity="100%" fo:font-size="11pt" fo:font-weight="bold" officeooo:rsid="002dc1e2" officeooo:paragraph-rsid="002dc1e2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color="#000000" loext:opacity="100%" fo:font-size="11pt" fo:font-weight="bold" officeooo:rsid="0020ec56" officeooo:paragraph-rsid="0020ec56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color="#000000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000000" loext:opacity="100%" fo:font-size="11pt" fo:font-weight="bold" officeooo:rsid="003a911d" officeooo:paragraph-rsid="003a911d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color="#000000" loext:opacity="100%" fo:font-size="11pt" fo:font-weight="bold" officeooo:rsid="0011c523" officeooo:paragraph-rsid="002a7af7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000000" loext:opacity="100%" fo:font-size="11pt" fo:font-weight="bold" officeooo:rsid="0011c523" officeooo:paragraph-rsid="00224c62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000000" loext:opacity="100%" fo:font-size="11pt" fo:font-weight="bold" officeooo:rsid="0011c523" officeooo:paragraph-rsid="006d1ddc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color="#000000" loext:opacity="100%" fo:font-size="11pt" fo:font-weight="bold" officeooo:rsid="001e5b99" officeooo:paragraph-rsid="00224c62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000000" loext:opacity="100%" fo:font-size="11pt" fo:font-weight="bold" officeooo:rsid="001e5b99" officeooo:paragraph-rsid="0058f57d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color="#000000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color="#000000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color="#000000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color="#000000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color="#00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75" style:family="paragraph" style:parent-style-name="Table_20_Contents">
      <style:text-properties fo:color="#1e6a3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color="#1e6a3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color="#1e6a3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color="#1e6a3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1e6a39" loext:opacity="100%" fo:font-size="11pt" fo:font-weight="bold" officeooo:rsid="00673108" officeooo:paragraph-rsid="00673108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color="#1e6a39" loext:opacity="100%" fo:font-size="11pt" fo:font-weight="bold" officeooo:rsid="00704ff7" officeooo:paragraph-rsid="00704ff7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color="#1e6a3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82" style:family="paragraph" style:parent-style-name="Table_20_Contents">
      <style:text-properties fo:font-size="11pt" officeooo:paragraph-rsid="0020ec56" style:font-size-asian="11pt" style:font-size-complex="11pt"/>
    </style:style>
    <style:style style:name="P83" style:family="paragraph" style:parent-style-name="Table_20_Contents">
      <style:text-properties fo:font-size="11pt" officeooo:rsid="00091079" officeooo:paragraph-rsid="00091079" style:font-size-asian="11pt" style:font-size-complex="11pt"/>
    </style:style>
    <style:style style:name="P84" style:family="paragraph" style:parent-style-name="Table_20_Contents">
      <style:text-properties fo:font-size="11pt" officeooo:rsid="003d1e4d" officeooo:paragraph-rsid="003d1e4d" style:font-size-asian="11pt" style:font-size-complex="11pt"/>
    </style:style>
    <style:style style:name="P85" style:family="paragraph" style:parent-style-name="Table_20_Contents">
      <style:text-properties fo:color="#c9211e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fo:color="#c9211e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fo:color="#c9211e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color="#c9211e" loext:opacity="100%" fo:font-size="11pt" fo:font-weight="bold" officeooo:rsid="0054d92f" officeooo:paragraph-rsid="0054d92f" style:font-size-asian="11pt" style:font-weight-asian="bold" style:font-size-complex="11pt" style:font-weight-complex="bold"/>
    </style:style>
    <style:style style:name="P89" style:family="paragraph" style:parent-style-name="Standard">
      <style:text-properties officeooo:rsid="007b43ca" officeooo:paragraph-rsid="007b43ca"/>
    </style:style>
    <style:style style:name="P90" style:family="paragraph" style:parent-style-name="Standard">
      <style:text-properties officeooo:rsid="00408bf8" officeooo:paragraph-rsid="00408bf8"/>
    </style:style>
    <style:style style:name="P91" style:family="paragraph" style:parent-style-name="Standard">
      <style:text-properties officeooo:paragraph-rsid="007b43ca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0b8237" officeooo:paragraph-rsid="002761b3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7d6296" officeooo:paragraph-rsid="007d6296" style:font-size-asian="11pt" style:font-weight-asian="bold" style:font-size-complex="11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bc256"/>
    </style:style>
    <style:style style:name="T3" style:family="text">
      <style:text-properties style:font-name="Liberation Serif1" officeooo:rsid="0020ec56"/>
    </style:style>
    <style:style style:name="T4" style:family="text">
      <style:text-properties style:font-name="Liberation Serif1" officeooo:rsid="002a7af7"/>
    </style:style>
    <style:style style:name="T5" style:family="text">
      <style:text-properties style:font-name="Liberation Serif1" officeooo:rsid="000b8237"/>
    </style:style>
    <style:style style:name="T6" style:family="text">
      <style:text-properties officeooo:rsid="000e1d82"/>
    </style:style>
    <style:style style:name="T7" style:family="text">
      <style:text-properties officeooo:rsid="000f8468"/>
    </style:style>
    <style:style style:name="T8" style:family="text">
      <style:text-properties officeooo:rsid="0015d994"/>
    </style:style>
    <style:style style:name="T9" style:family="text">
      <style:text-properties officeooo:rsid="0020ec56"/>
    </style:style>
    <style:style style:name="T10" style:family="text">
      <style:text-properties officeooo:rsid="00224c62"/>
    </style:style>
    <style:style style:name="T11" style:family="text">
      <style:text-properties officeooo:rsid="0025c810"/>
    </style:style>
    <style:style style:name="T12" style:family="text">
      <style:text-properties officeooo:rsid="00274b0e"/>
    </style:style>
    <style:style style:name="T13" style:family="text">
      <style:text-properties officeooo:rsid="002a7af7"/>
    </style:style>
    <style:style style:name="T14" style:family="text">
      <style:text-properties fo:color="#000000" loext:opacity="100%" fo:font-weight="bold" officeooo:rsid="0015d994" style:font-weight-asian="bold" style:font-weight-complex="bold"/>
    </style:style>
    <style:style style:name="T15" style:family="text">
      <style:text-properties fo:color="#000000" loext:opacity="100%" fo:font-weight="bold" officeooo:rsid="0020ec56" style:font-weight-asian="bold" style:font-weight-complex="bold"/>
    </style:style>
    <style:style style:name="T16" style:family="text">
      <style:text-properties fo:color="#000000" loext:opacity="100%" fo:font-weight="bold" officeooo:rsid="002a7af7" style:font-weight-asian="bold" style:font-weight-complex="bold"/>
    </style:style>
    <style:style style:name="T17" style:family="text">
      <style:text-properties officeooo:rsid="002dc1e2"/>
    </style:style>
    <style:style style:name="T18" style:family="text">
      <style:text-properties officeooo:rsid="002ed9e5"/>
    </style:style>
    <style:style style:name="T19" style:family="text">
      <style:text-properties officeooo:rsid="0031a876"/>
    </style:style>
    <style:style style:name="T20" style:family="text">
      <style:text-properties officeooo:rsid="003378f1"/>
    </style:style>
    <style:style style:name="T21" style:family="text">
      <style:text-properties style:font-name="Liberation Serif"/>
    </style:style>
    <style:style style:name="T22" style:family="text">
      <style:text-properties officeooo:rsid="00408bf8"/>
    </style:style>
    <style:style style:name="T23" style:family="text">
      <style:text-properties officeooo:rsid="0040df48"/>
    </style:style>
    <style:style style:name="T24" style:family="text">
      <style:text-properties officeooo:rsid="004681b4"/>
    </style:style>
    <style:style style:name="T25" style:family="text">
      <style:text-properties officeooo:rsid="004884a6"/>
    </style:style>
    <style:style style:name="T26" style:family="text">
      <style:text-properties officeooo:rsid="004cd00f"/>
    </style:style>
    <style:style style:name="T27" style:family="text">
      <style:text-properties officeooo:rsid="004eea3d"/>
    </style:style>
    <style:style style:name="T28" style:family="text">
      <style:text-properties officeooo:rsid="00537daa"/>
    </style:style>
    <style:style style:name="T29" style:family="text">
      <style:text-properties officeooo:rsid="001e5b99"/>
    </style:style>
    <style:style style:name="T30" style:family="text">
      <style:text-properties officeooo:rsid="005fe3c5"/>
    </style:style>
    <style:style style:name="T31" style:family="text">
      <style:text-properties officeooo:rsid="0068d4f5"/>
    </style:style>
    <style:style style:name="T32" style:family="text">
      <style:text-properties officeooo:rsid="006b2787"/>
    </style:style>
    <style:style style:name="T33" style:family="text">
      <style:text-properties style:text-position="sub 58%" officeooo:rsid="006b2787"/>
    </style:style>
    <style:style style:name="T34" style:family="text">
      <style:text-properties style:text-position="sub 58%" officeooo:rsid="006bed26"/>
    </style:style>
    <style:style style:name="T35" style:family="text">
      <style:text-properties officeooo:rsid="006d1ddc"/>
    </style:style>
    <style:style style:name="T36" style:family="text">
      <style:text-properties officeooo:rsid="007534d1"/>
    </style:style>
    <style:style style:name="T37" style:family="text">
      <style:text-properties officeooo:rsid="0076c6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/>
      <text:p text:style-name="P89">QUICK-SHEET for molsim </text:p>
      <text:p text:style-name="P91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69025019152">
          <table:table-cell table:style-name="Table1.A1" office:value-type="string">
            <text:p text:style-name="P9">Action</text:p>
          </table:table-cell>
          <table:table-cell table:style-name="Table1.B1" office:value-type="string">
            <text:p text:style-name="P39">Specifier</text:p>
          </table:table-cell>
          <table:table-cell table:style-name="Table1.B1" office:value-type="string">
            <text:p text:style-name="P74"><text:span text:style-name="T11">Input v</text:span>alues</text:p>
          </table:table-cell>
          <table:table-cell table:style-name="Table1.D1" office:value-type="string">
            <text:p text:style-name="P81">Output <text:span text:style-name="T12">values</text:span></text:p>
          </table:table-cell>
        </table:table-row>
        <table:table-row table:style-name="TableLine93969025311168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81"/>
          </table:table-cell>
        </table:table-row>
        <table:table-row table:style-name="TableLine93969025313552">
          <table:table-cell table:style-name="Table1.A3" office:value-type="string">
            <text:p text:style-name="P4">load</text:p>
          </table:table-cell>
          <table:table-cell table:style-name="Table1.B3" office:value-type="string">
            <text:p text:style-name="P12">xyz</text:p>
          </table:table-cell>
          <table:table-cell table:style-name="Table1.B3" office:value-type="string">
            <text:p text:style-name="P41">File name <text:span text:style-name="T9">(string)</text:span></text:p>
          </table:table-cell>
          <table:table-cell table:style-name="Table1.D3" office:value-type="string">
            <text:p text:style-name="P75"/>
          </table:table-cell>
        </table:table-row>
        <table:table-row table:style-name="TableLine93969025316720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2">top</text:p>
          </table:table-cell>
          <table:table-cell table:style-name="Table1.B4" office:value-type="string">
            <text:p text:style-name="P42">File name <text:span text:style-name="T9">(string)</text:span></text:p>
          </table:table-cell>
          <table:table-cell table:style-name="Table1.D4" office:value-type="string">
            <text:p text:style-name="P75"/>
          </table:table-cell>
        </table:table-row>
        <table:table-row table:style-name="TableLine9396902532006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75"/>
          </table:table-cell>
        </table:table-row>
        <table:table-row table:style-name="TableLine93969025321376">
          <table:table-cell table:style-name="Table1.A1" office:value-type="string">
            <text:p text:style-name="P4">save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43">1 Types (string)</text:p>
            <text:p text:style-name="P41"><text:span text:style-name="T24">2 </text:span>File name <text:span text:style-name="T9">(string)</text:span></text:p>
          </table:table-cell>
          <table:table-cell table:style-name="Table1.D1" office:value-type="string">
            <text:p text:style-name="P75"/>
          </table:table-cell>
        </table:table-row>
        <table:table-row table:style-name="TableLine9396902532241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5"/>
          </table:table-cell>
        </table:table-row>
        <table:table-row table:style-name="TableLine93969025323504">
          <table:table-cell table:style-name="Table1.A3" office:value-type="string">
            <text:p text:style-name="P4">set</text:p>
          </table:table-cell>
          <table:table-cell table:style-name="Table1.B3" office:value-type="string">
            <text:p text:style-name="P13">timestep</text:p>
          </table:table-cell>
          <table:table-cell table:style-name="Table1.B3" office:value-type="string">
            <text:p text:style-name="P41"><text:span text:style-name="T9">Time step (s</text:span>calar – <text:span text:style-name="T26">default 0.005</text:span><text:span text:style-name="T9">) </text:span></text:p>
          </table:table-cell>
          <table:table-cell table:style-name="Table1.D3" office:value-type="string">
            <text:p text:style-name="P75"/>
          </table:table-cell>
        </table:table-row>
        <table:table-row table:style-name="TableLine93969025324592">
          <table:table-cell table:style-name="Table1.A9" office:value-type="string">
            <text:p text:style-name="P3"/>
          </table:table-cell>
          <table:table-cell table:style-name="Table1.A2" office:value-type="string">
            <text:p text:style-name="P11">temperature</text:p>
          </table:table-cell>
          <table:table-cell table:style-name="Table1.A2" office:value-type="string">
            <text:p text:style-name="P41"><text:span text:style-name="T9">Temperature (s</text:span>calar – <text:span text:style-name="T26">default 1.0</text:span><text:span text:style-name="T9">)</text:span>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2649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cutoff</text:p>
          </table:table-cell>
          <table:table-cell table:style-name="Table1.A2" office:value-type="string">
            <text:p text:style-name="P44"><text:span text:style-name="T9">Max. cutoff (s</text:span>calar – <text:span text:style-name="T26">default 2.5</text:span><text:span text:style-name="T9">)</text:span>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2753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omp</text:p>
          </table:table-cell>
          <table:table-cell table:style-name="Table1.A2" office:value-type="string">
            <text:p text:style-name="P44"><text:span text:style-name="T9">N</text:span><text:span text:style-name="T7">o.</text:span> <text:span text:style-name="T6">threads </text:span><text:span text:style-name="T9">(int scalar – </text:span><text:span text:style-name="T27">default </text:span><text:span text:style-name="T26">1</text:span><text:span text:style-name="T7">)</text:span>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2862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5"><text:span text:style-name="T19">e</text:span>xclu<text:span text:style-name="T20">sion</text:span></text:p>
          </table:table-cell>
          <table:table-cell table:style-name="Table1.A2" office:value-type="string">
            <text:p text:style-name="P40">‘<text:span text:style-name="T7">bonded’ or ‘molecule’ <text:line-break/></text:span><text:span text:style-name="T9">(string – </text:span><text:span text:style-name="T26">default ‘all’</text:span><text:span text:style-name="T9">)</text:span>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2971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6">temperaturerelax</text:p>
          </table:table-cell>
          <table:table-cell table:style-name="Table1.A2" office:value-type="string">
            <text:p text:style-name="P45"><text:span text:style-name="T25">Temp. r</text:span>elaxation time </text:p>
            <text:p text:style-name="P45">(scalar – <text:span text:style-name="T26">default 0.01</text:span>)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3080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6">compressionfactor</text:p>
          </table:table-cell>
          <table:table-cell table:style-name="Table1.A2" office:value-type="string">
            <text:p text:style-name="P46">Compression factor </text:p>
            <text:p text:style-name="P46">(scalar – <text:span text:style-name="T26">default 0.99995</text:span>)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3188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7">types</text:p>
          </table:table-cell>
          <table:table-cell table:style-name="Table1.A2" office:value-type="string">
            <text:p text:style-name="P48">Particle types (string)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3297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8">skin</text:p>
          </table:table-cell>
          <table:table-cell table:style-name="Table1.A2" office:value-type="string">
            <text:p text:style-name="P49">Buffer-skin for <text:span text:style-name="T28">neighbourlist </text:span></text:p>
            <text:p text:style-name="P50">(scalar – default 0.25)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34064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9"><text:span text:style-name="T30">c</text:span>harges</text:p>
          </table:table-cell>
          <table:table-cell table:style-name="Table1.B4" office:value-type="string">
            <text:p text:style-name="P51">Atom charges (vector)</text:p>
          </table:table-cell>
          <table:table-cell table:style-name="Table1.D4" office:value-type="string">
            <text:p text:style-name="P75"/>
          </table:table-cell>
        </table:table-row>
        <table:table-row table:style-name="TableLine9396902533542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75"/>
          </table:table-cell>
        </table:table-row>
        <table:table-row table:style-name="TableLine93969025336512">
          <table:table-cell table:style-name="Table1.A3" office:value-type="string">
            <text:p text:style-name="P4">get</text:p>
          </table:table-cell>
          <table:table-cell table:style-name="Table1.B3" office:value-type="string">
            <text:p text:style-name="P11">numbpart</text:p>
          </table:table-cell>
          <table:table-cell table:style-name="Table1.B3" office:value-type="string">
            <text:p text:style-name="P40"/>
          </table:table-cell>
          <table:table-cell table:style-name="Table1.D3" office:value-type="string">
            <text:p text:style-name="P75">Scalar</text:p>
          </table:table-cell>
        </table:table-row>
        <table:table-row table:style-name="TableLine9396902533760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1">box </text:p>
          </table:table-cell>
          <table:table-cell table:style-name="Table1.A2" office:value-type="string">
            <text:p text:style-name="P47"/>
          </table:table-cell>
          <table:table-cell table:style-name="Table1.D9" office:value-type="string">
            <text:p text:style-name="P75">Vector </text:p>
          </table:table-cell>
        </table:table-row>
        <table:table-row table:style-name="TableLine9396902533868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1"><text:span text:style-name="T8">e</text:span>nergi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76">Vector <text:span text:style-name="T32">(E</text:span><text:span text:style-name="T33">kin</text:span><text:span text:style-name="T32">, E</text:span><text:span text:style-name="T34">pot</text:span><text:span text:style-name="T32">)</text:span></text:p>
          </table:table-cell>
        </table:table-row>
        <table:table-row table:style-name="TableLine9396902533977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velociti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79">Matrix</text:p>
          </table:table-cell>
        </table:table-row>
        <table:table-row table:style-name="TableLine9396902534086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position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79">Matri<text:span text:style-name="T31">x</text:span></text:p>
          </table:table-cell>
        </table:table-row>
        <table:table-row table:style-name="TableLine9396902534195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forc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79">Matrix</text:p>
          </table:table-cell>
        </table:table-row>
        <table:table-row table:style-name="TableLine9396902534304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3">typ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77">String</text:p>
          </table:table-cell>
        </table:table-row>
        <table:table-row table:style-name="TableLine9396902534412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4">molposition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79">Matrix</text:p>
          </table:table-cell>
        </table:table-row>
        <table:table-row table:style-name="TableLine93969025345216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8">pressure</text:p>
          </table:table-cell>
          <table:table-cell table:style-name="Table1.B4" office:value-type="string">
            <text:p text:style-name="P40"/>
          </table:table-cell>
          <table:table-cell table:style-name="Table1.D4" office:value-type="string">
            <text:p text:style-name="P80">Scalar</text:p>
          </table:table-cell>
        </table:table-row>
        <table:table-row table:style-name="TableLine9396902534630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8"/>
          </table:table-cell>
        </table:table-row>
        <table:table-row table:style-name="TableLine93969025347392">
          <table:table-cell table:style-name="Table1.A3" office:value-type="string">
            <text:p text:style-name="P5">calcforce</text:p>
          </table:table-cell>
          <table:table-cell table:style-name="Table1.B3" office:value-type="string">
            <text:p text:style-name="P25">lj</text:p>
          </table:table-cell>
          <table:table-cell table:style-name="Table1.B3" office:value-type="string">
            <text:p text:style-name="P52"><text:span text:style-name="T13">1 </text:span>Types (string)</text:p>
            <text:p text:style-name="P57"><text:span text:style-name="T13">2 </text:span><text:span text:style-name="T17">C</text:span>utoff <text:span text:style-name="T9">(scalar)</text:span> </text:p>
            <text:p text:style-name="P57"><text:span text:style-name="T4">3 </text:span><text:span text:style-name="T1">σ </text:span><text:span text:style-name="T3">(scalar)</text:span></text:p>
            <text:p text:style-name="P57"><text:span text:style-name="T4">4 </text:span><text:span text:style-name="T2">ε </text:span><text:span text:style-name="T3">(scalar)</text:span></text:p>
            <text:p text:style-name="P93"><text:span text:style-name="T3">5 </text:span><text:span text:style-name="T1">aw (scalar)</text:span></text:p>
          </table:table-cell>
          <table:table-cell table:style-name="Table1.D3" office:value-type="string">
            <text:p text:style-name="P75"/>
          </table:table-cell>
        </table:table-row>
        <table:table-row table:style-name="TableLine93969025348480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6">bond</text:p>
          </table:table-cell>
          <table:table-cell table:style-name="Table1.A2" office:value-type="string">
            <text:p text:style-name="P58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8"><text:soft-page-break/><text:span text:style-name="T13">2 B</text:span><text:span text:style-name="T9">ond </text:span>length <text:span text:style-name="T9">(scalar)</text:span></text:p>
            <text:p text:style-name="P58"><text:span text:style-name="T13">3 S</text:span><text:span text:style-name="T9">pring </text:span>constant<text:span text:style-name="T9">(scalar)</text:span>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49568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7">angle</text:p>
          </table:table-cell>
          <table:table-cell table:style-name="Table1.A2" office:value-type="string">
            <text:p text:style-name="P82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3"><text:span text:style-name="T13">2 E</text:span><text:span text:style-name="T9">q. </text:span>angle <text:span text:style-name="T9">(scalar)</text:span> </text:p>
            <text:p text:style-name="P53"><text:span text:style-name="T13">3 S</text:span><text:span text:style-name="T9">pring </text:span>constant <text:span text:style-name="T9">(scalar)</text:span>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50656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2">torsion</text:p>
          </table:table-cell>
          <table:table-cell table:style-name="Table1.A2" office:value-type="string">
            <text:p text:style-name="P54"><text:span text:style-name="T13">1 </text:span>T<text:span text:style-name="T9">orsion </text:span>type (int <text:span text:style-name="T9">scalar</text:span>) </text:p>
            <text:p text:style-name="P54"><text:span text:style-name="T13">2 P</text:span><text:span text:style-name="T9">otential </text:span>parameters (vector) 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51744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2">coulomb</text:p>
          </table:table-cell>
          <table:table-cell table:style-name="Table1.A2" office:value-type="string">
            <text:p text:style-name="P59">Cutoff (scalar)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35072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8">lattice</text:p>
          </table:table-cell>
          <table:table-cell table:style-name="Table1.A2" office:value-type="string">
            <text:p text:style-name="P60"><text:span text:style-name="T13">1 </text:span>Particle type (string)</text:p>
            <text:p text:style-name="P60"><text:span text:style-name="T13">2 S</text:span>pring constant (scalar)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55712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25">dpd</text:p>
          </table:table-cell>
          <table:table-cell table:style-name="Table1.B4" office:value-type="string">
            <text:p text:style-name="P61">1 Types (string)</text:p>
            <text:p text:style-name="P61">2 Cutoff (scalar)</text:p>
            <text:p text:style-name="P61">3 Repulsion parameter (scalar)</text:p>
            <text:p text:style-name="P61">4 <text:span text:style-name="T5">σ </text:span><text:span text:style-name="T3">(scalar)</text:span></text:p>
          </table:table-cell>
          <table:table-cell table:style-name="Table1.D4" office:value-type="string">
            <text:p text:style-name="P75"/>
          </table:table-cell>
        </table:table-row>
        <table:table-row table:style-name="TableLine9396902535680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75"/>
          </table:table-cell>
        </table:table-row>
        <table:table-row table:style-name="TableLine93969025357888">
          <table:table-cell table:style-name="Table1.A3" office:value-type="string">
            <text:p text:style-name="P6">integrate</text:p>
          </table:table-cell>
          <table:table-cell table:style-name="Table1.B3" office:value-type="string">
            <text:p text:style-name="P29">leapfrog</text:p>
          </table:table-cell>
          <table:table-cell table:style-name="Table1.B3" office:value-type="string">
            <text:p text:style-name="P40"/>
          </table:table-cell>
          <table:table-cell table:style-name="Table1.D3" office:value-type="string">
            <text:p text:style-name="P75"/>
          </table:table-cell>
        </table:table-row>
        <table:table-row table:style-name="TableLine93969025358976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29">dpd</text:p>
          </table:table-cell>
          <table:table-cell table:style-name="Table1.B4" office:value-type="string">
            <text:p text:style-name="P62"><text:span text:style-name="T1">λ (scalar)</text:span><text:span text:style-name="T21"> </text:span></text:p>
          </table:table-cell>
          <table:table-cell table:style-name="Table1.D4" office:value-type="string">
            <text:p text:style-name="P75"/>
          </table:table-cell>
        </table:table-row>
        <table:table-row table:style-name="TableLine93969025360064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5"/>
          </table:table-cell>
        </table:table-row>
        <table:table-row table:style-name="TableLine9396902536115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5"/>
          </table:table-cell>
        </table:table-row>
        <table:table-row table:style-name="TableLine93969025362240">
          <table:table-cell table:style-name="Table1.A3" office:value-type="string">
            <text:p text:style-name="P7">thermostate</text:p>
          </table:table-cell>
          <table:table-cell table:style-name="Table1.B3" office:value-type="string">
            <text:p text:style-name="P37">relax</text:p>
          </table:table-cell>
          <table:table-cell table:style-name="Table1.B3" office:value-type="string">
            <text:p text:style-name="P63"><text:span text:style-name="T13">1 </text:span><text:span text:style-name="T10">Particle type (string)</text:span> </text:p>
            <text:p text:style-name="P63"><text:span text:style-name="T13">2 T</text:span>emperature <text:span text:style-name="T10">(scalar)</text:span></text:p>
            <text:p text:style-name="P64"><text:span text:style-name="T13">3 T</text:span><text:span text:style-name="T10">hermostat relax </text:span>t<text:span text:style-name="T10">ime (scalar)</text:span></text:p>
          </table:table-cell>
          <table:table-cell table:style-name="Table1.D3" office:value-type="string">
            <text:p text:style-name="P75"/>
          </table:table-cell>
        </table:table-row>
        <table:table-row table:style-name="TableLine93969025363328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7">nosehoover</text:p>
          </table:table-cell>
          <table:table-cell table:style-name="Table1.B4" office:value-type="string">
            <text:p text:style-name="P65"><text:span text:style-name="T13">1 </text:span><text:span text:style-name="T10">Particle type (string)</text:span> </text:p>
            <text:p text:style-name="P65"><text:span text:style-name="T13">2 T</text:span>emperature <text:span text:style-name="T10">(scalar)</text:span></text:p>
            <text:p text:style-name="P65"><text:span text:style-name="T13">3 T</text:span><text:span text:style-name="T10">hermostat </text:span><text:span text:style-name="T35">mass</text:span><text:span text:style-name="T10"> (scalar)</text:span></text:p>
          </table:table-cell>
          <table:table-cell table:style-name="Table1.D4" office:value-type="string">
            <text:p text:style-name="P75"/>
          </table:table-cell>
        </table:table-row>
        <table:table-row table:style-name="TableLine9396902536441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5"/>
          </table:table-cell>
        </table:table-row>
        <table:table-row table:style-name="TableLine93969025365504">
          <table:table-cell table:style-name="Table1.A3" office:value-type="string">
            <text:p text:style-name="P8">sample</text:p>
          </table:table-cell>
          <table:table-cell table:style-name="Table1.B3" office:value-type="string">
            <text:p text:style-name="P30">vacf/<text:span text:style-name="T37">mcvacf</text:span></text:p>
          </table:table-cell>
          <table:table-cell table:style-name="Table1.B3" office:value-type="string">
            <text:p text:style-name="P66"><text:span text:style-name="T13">1 </text:span>Length <text:span text:style-name="T10">vector (int scalar)</text:span></text:p>
            <text:p text:style-name="P66"><text:span text:style-name="T13">2 T</text:span>ime span <text:span text:style-name="T10">(scalar)</text:span></text:p>
          </table:table-cell>
          <table:table-cell table:style-name="Table1.D3" office:value-type="string">
            <text:p text:style-name="P75"/>
          </table:table-cell>
        </table:table-row>
        <table:table-row table:style-name="TableLine9396902536659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0">sacf/<text:span text:style-name="T37">msacf</text:span></text:p>
          </table:table-cell>
          <table:table-cell table:style-name="Table1.A2" office:value-type="string">
            <text:p text:style-name="P66"><text:span text:style-name="T13">1 </text:span>Length vector <text:span text:style-name="T10">(int scalar)</text:span> </text:p>
            <text:p text:style-name="P66"><text:span text:style-name="T13">2 T</text:span>ime span <text:span text:style-name="T10">(scalar)</text:span>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6768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1">hydrocorrelations/<text:line-break/><text:span text:style-name="T36">mhydrocorrelations</text:span></text:p>
          </table:table-cell>
          <table:table-cell table:style-name="Table1.A2" office:value-type="string">
            <text:p text:style-name="P66"><text:span text:style-name="T13">1 </text:span>Length vector <text:span text:style-name="T10">(int scalar)</text:span></text:p>
            <text:p text:style-name="P66"><text:span text:style-name="T13">2 T</text:span>ime span <text:span text:style-name="T10">(scalar)</text:span></text:p>
            <text:p text:style-name="P66"><text:span text:style-name="T13">3 </text:span><text:span text:style-name="T22">N</text:span>o. wavevectors <text:span text:style-name="T10">(int scalar)</text:span>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6876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2">prof<text:span text:style-name="T18">ile</text:span>s</text:p>
          </table:table-cell>
          <table:table-cell table:style-name="Table1.A2" office:value-type="string">
            <text:p text:style-name="P66"><text:span text:style-name="T13">1 </text:span><text:span text:style-name="T10">Particle t</text:span>ype <text:span text:style-name="T10">(string)</text:span></text:p>
            <text:p text:style-name="P66"><text:span text:style-name="T13">2 L</text:span>ength vector <text:span text:style-name="T10">(int scalar)</text:span></text:p>
            <text:p text:style-name="P66"><text:span text:style-name="T13">3 S</text:span>ample freq. <text:span text:style-name="T10">(int scalar)</text:span></text:p>
          </table:table-cell>
          <table:table-cell table:style-name="Table1.D9" office:value-type="string">
            <text:p text:style-name="P75"/>
          </table:table-cell>
        </table:table-row>
        <table:table-row table:style-name="Table1.48">
          <table:table-cell table:style-name="Table1.A9" office:value-type="string">
            <text:p text:style-name="P83"/>
          </table:table-cell>
          <table:table-cell table:style-name="Table1.A2" office:value-type="string">
            <text:p text:style-name="P35">msd</text:p>
          </table:table-cell>
          <table:table-cell table:style-name="Table1.A2" office:value-type="string">
            <text:p text:style-name="P69">1 <text:span text:style-name="T29">Length vector </text:span><text:span text:style-name="T10">(int scalar)</text:span><text:span text:style-name="T29"> </text:span></text:p>
            <text:p text:style-name="P67"><text:span text:style-name="T13">2 T</text:span>ime span <text:span text:style-name="T10">(scalar)</text:span></text:p>
            <text:p text:style-name="P69">3 <text:span text:style-name="T22">N</text:span><text:span text:style-name="T29">o. wavevectors </text:span><text:span text:style-name="T10">(int scalar)</text:span></text:p>
            <text:p text:style-name="P69">4 Particle type (string) </text:p>
          </table:table-cell>
          <table:table-cell table:style-name="Table1.D9" office:value-type="string">
            <text:p text:style-name="P75"/>
          </table:table-cell>
        </table:table-row>
        <table:table-row table:style-name="Table1.48">
          <table:table-cell table:style-name="Table1.A9" office:value-type="string">
            <text:p text:style-name="P84"/>
          </table:table-cell>
          <table:table-cell table:style-name="Table1.A2" office:value-type="string">
            <text:p text:style-name="P33">do</text:p>
          </table:table-cell>
          <table:table-cell table:style-name="Table1.A2" office:value-type="string">
            <text:p text:style-name="P68"/>
          </table:table-cell>
          <table:table-cell table:style-name="Table1.D9" office:value-type="string">
            <text:p text:style-name="P75"/>
          </table:table-cell>
        </table:table-row>
        <table:table-row table:style-name="Table1.48">
          <table:table-cell table:style-name="Table1.A9" office:value-type="string">
            <text:p text:style-name="P8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68"/>
          </table:table-cell>
          <table:table-cell table:style-name="Table1.D9" office:value-type="string">
            <text:p text:style-name="P75"/>
          </table:table-cell>
        </table:table-row>
        <table:table-row table:style-name="TableLine93969025373168">
          <table:table-cell table:style-name="Table1.A9" office:value-type="string">
            <text:p text:style-name="P85">task</text:p>
          </table:table-cell>
          <table:table-cell table:style-name="Table1.A2" office:value-type="string">
            <text:p text:style-name="P34">lj</text:p>
          </table:table-cell>
          <table:table-cell table:style-name="Table1.A2" office:value-type="string">
            <text:p text:style-name="P52"><text:span text:style-name="T13">1 </text:span>Types (string)</text:p>
            <text:p text:style-name="P57"><text:span text:style-name="T13">2 </text:span><text:span text:style-name="T17">C</text:span>utoff <text:span text:style-name="T9">(scalar)</text:span> </text:p>
            <text:p text:style-name="P57"><text:span text:style-name="T4">3 </text:span><text:span text:style-name="T1">σ </text:span><text:span text:style-name="T3">(scalar)</text:span></text:p>
            <text:p text:style-name="P57"><text:span text:style-name="T4">4 </text:span><text:span text:style-name="T2">ε </text:span><text:span text:style-name="T3">(scalar)</text:span></text:p>
            <text:p text:style-name="P70"><text:span text:style-name="T3">5 </text:span><text:span text:style-name="T1">Block no.</text:span></text:p>
          </table:table-cell>
          <table:table-cell table:style-name="Table1.D9" office:value-type="string">
            <text:p text:style-name="P75"/>
          </table:table-cell>
        </table:table-row>
        <text:soft-page-break/>
        <table:table-row table:style-name="TableLine93969025374208">
          <table:table-cell table:style-name="Table1.A9" office:value-type="string">
            <text:p text:style-name="P84"/>
          </table:table-cell>
          <table:table-cell table:style-name="Table1.A2" office:value-type="string">
            <text:p text:style-name="P34">bond</text:p>
          </table:table-cell>
          <table:table-cell table:style-name="Table1.A2" office:value-type="string">
            <text:p text:style-name="P58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8"><text:span text:style-name="T13">2 B</text:span><text:span text:style-name="T9">ond </text:span>length <text:span text:style-name="T9">(scalar)</text:span></text:p>
            <text:p text:style-name="P58"><text:span text:style-name="T13">3 S</text:span><text:span text:style-name="T9">pring </text:span>constant<text:span text:style-name="T9">(scalar)</text:span></text:p>
            <text:p text:style-name="P71">4 Block no.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75296">
          <table:table-cell table:style-name="Table1.A9" office:value-type="string">
            <text:p text:style-name="P84"/>
          </table:table-cell>
          <table:table-cell table:style-name="Table1.A2" office:value-type="string">
            <text:p text:style-name="P34">angle</text:p>
          </table:table-cell>
          <table:table-cell table:style-name="Table1.A2" office:value-type="string">
            <text:p text:style-name="P82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3"><text:span text:style-name="T13">2 E</text:span><text:span text:style-name="T9">q. </text:span>angle <text:span text:style-name="T9">(scalar)</text:span> </text:p>
            <text:p text:style-name="P53"><text:span text:style-name="T13">3 S</text:span><text:span text:style-name="T9">pring </text:span>constant <text:span text:style-name="T9">(scalar)</text:span></text:p>
            <text:p text:style-name="P71">4 Block no.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76384">
          <table:table-cell table:style-name="Table1.A9" office:value-type="string">
            <text:p text:style-name="P84"/>
          </table:table-cell>
          <table:table-cell table:style-name="Table1.A2" office:value-type="string">
            <text:p text:style-name="P34">torsion</text:p>
          </table:table-cell>
          <table:table-cell table:style-name="Table1.A2" office:value-type="string">
            <text:p text:style-name="P54"><text:span text:style-name="T13">1 </text:span>T<text:span text:style-name="T9">orsion </text:span>type (int <text:span text:style-name="T9">scalar</text:span>) </text:p>
            <text:p text:style-name="P56"><text:span text:style-name="T13">2 P</text:span><text:span text:style-name="T9">otential </text:span>parameters (vector)</text:p>
            <text:p text:style-name="P71">3 Block no.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77472">
          <table:table-cell table:style-name="Table1.A9" office:value-type="string">
            <text:p text:style-name="P84"/>
          </table:table-cell>
          <table:table-cell table:style-name="Table1.A2" office:value-type="string">
            <text:p text:style-name="P34">coulomb</text:p>
          </table:table-cell>
          <table:table-cell table:style-name="Table1.A2" office:value-type="string">
            <text:p text:style-name="P59"><text:span text:style-name="T22">1 </text:span>Cutoff (scalar)</text:p>
            <text:p text:style-name="P71">2 Block no.</text:p>
          </table:table-cell>
          <table:table-cell table:style-name="Table1.D9" office:value-type="string">
            <text:p text:style-name="P75"/>
          </table:table-cell>
        </table:table-row>
        <table:table-row table:style-name="TableLine93969025378560">
          <table:table-cell table:style-name="Table1.A4" office:value-type="string">
            <text:p text:style-name="P84"/>
          </table:table-cell>
          <table:table-cell table:style-name="Table1.B4" office:value-type="string">
            <text:p text:style-name="P34">do</text:p>
          </table:table-cell>
          <table:table-cell table:style-name="Table1.B4" office:value-type="string">
            <text:p text:style-name="P71">1 <text:span text:style-name="T23">Total n</text:span>o. blocks <text:s/></text:p>
          </table:table-cell>
          <table:table-cell table:style-name="Table1.D4" office:value-type="string">
            <text:p text:style-name="P75"/>
          </table:table-cell>
        </table:table-row>
        <table:table-row table:style-name="TableLine93969025379648"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5"/>
          </table:table-cell>
        </table:table-row>
        <table:table-row table:style-name="TableLine93969025380736">
          <table:table-cell table:style-name="Table1.A1" office:value-type="string">
            <text:p text:style-name="P86">compress</text:p>
          </table:table-cell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P72">Target density</text:p>
          </table:table-cell>
          <table:table-cell table:style-name="Table1.D1" office:value-type="string">
            <text:p text:style-name="P75"/>
          </table:table-cell>
        </table:table-row>
        <table:table-row table:style-name="TableLine93969025381824"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5"/>
          </table:table-cell>
        </table:table-row>
        <table:table-row table:style-name="TableLine93969025382912">
          <table:table-cell table:style-name="Table1.A1" office:value-type="string">
            <text:p text:style-name="P87">add</text:p>
          </table:table-cell>
          <table:table-cell table:style-name="Table1.B1" office:value-type="string">
            <text:p text:style-name="P36">force</text:p>
          </table:table-cell>
          <table:table-cell table:style-name="Table1.B1" office:value-type="string">
            <text:p text:style-name="P73">1 Forces (vector)</text:p>
            <text:p text:style-name="P73">2 Direction (int scalar)</text:p>
          </table:table-cell>
          <table:table-cell table:style-name="Table1.D1" office:value-type="string">
            <text:p text:style-name="P75"/>
          </table:table-cell>
        </table:table-row>
        <table:table-row table:style-name="TableLine93969025384000"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5"/>
          </table:table-cell>
        </table:table-row>
        <table:table-row table:style-name="TableLine93969025385088">
          <table:table-cell table:style-name="Table1.A1" office:value-type="string">
            <text:p text:style-name="P88">clear</text:p>
          </table:table-cell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P71"/>
          </table:table-cell>
          <table:table-cell table:style-name="Table1.D1" office:value-type="string">
            <text:p text:style-name="P75"/>
          </table:table-cell>
        </table:table-row>
      </table:table>
      <text:p text:style-name="Standard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6:40:51.368602195</meta:creation-date>
    <dc:date>2022-01-11T10:15:21.484652269</dc:date>
    <meta:editing-duration>P2DT1H37M40S</meta:editing-duration>
    <meta:editing-cycles>69</meta:editing-cycles>
    <meta:generator>LibreOffice/7.2.3.2$Linux_X86_64 LibreOffice_project/20$Build-2</meta:generator>
    <meta:document-statistic meta:table-count="1" meta:image-count="0" meta:object-count="0" meta:page-count="3" meta:paragraph-count="151" meta:word-count="378" meta:character-count="2314" meta:non-whitespace-character-count="2056"/>
  </office:meta>
</office:document-meta>
</file>